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824" officeooo:paragraph-rsid="00123824"/>
    </style:style>
    <style:style style:name="P2" style:family="paragraph" style:parent-style-name="Standard">
      <style:text-properties officeooo:rsid="0012d747" officeooo:paragraph-rsid="0012d747"/>
    </style:style>
    <style:style style:name="P3" style:family="paragraph" style:parent-style-name="Standard">
      <style:text-properties officeooo:rsid="0013aa2b" officeooo:paragraph-rsid="0013aa2b"/>
    </style:style>
    <style:style style:name="P4" style:family="paragraph" style:parent-style-name="Standard">
      <style:text-properties officeooo:rsid="00165960" officeooo:paragraph-rsid="00165960"/>
    </style:style>
    <style:style style:name="P5" style:family="paragraph" style:parent-style-name="Standard">
      <style:text-properties officeooo:rsid="001831b5" officeooo:paragraph-rsid="001831b5"/>
    </style:style>
    <style:style style:name="P6" style:family="paragraph" style:parent-style-name="Standard">
      <style:text-properties officeooo:rsid="00189509" officeooo:paragraph-rsid="00189509"/>
    </style:style>
    <style:style style:name="P7" style:family="paragraph" style:parent-style-name="Standard">
      <style:paragraph-properties fo:text-align="start" style:justify-single-word="false"/>
      <style:text-properties officeooo:rsid="00189509" officeooo:paragraph-rsid="00189509"/>
    </style:style>
    <style:style style:name="P8" style:family="paragraph" style:parent-style-name="Standard" style:list-style-name="L1">
      <style:text-properties officeooo:rsid="0012d747" officeooo:paragraph-rsid="0012d747"/>
    </style:style>
    <style:style style:name="P9" style:family="paragraph" style:parent-style-name="Standard" style:list-style-name="L2">
      <style:text-properties officeooo:rsid="0012d747" officeooo:paragraph-rsid="0012d747"/>
    </style:style>
    <style:style style:name="P10" style:family="paragraph" style:parent-style-name="Standard" style:list-style-name="L1">
      <style:text-properties officeooo:rsid="0013aa2b" officeooo:paragraph-rsid="0013aa2b"/>
    </style:style>
    <style:style style:name="P11" style:family="paragraph" style:parent-style-name="Standard" style:list-style-name="L4">
      <style:text-properties officeooo:rsid="0013aa2b" officeooo:paragraph-rsid="0013aa2b"/>
    </style:style>
    <style:style style:name="P12" style:family="paragraph" style:parent-style-name="Standard" style:list-style-name="L3">
      <style:text-properties officeooo:rsid="00165960" officeooo:paragraph-rsid="00165960"/>
    </style:style>
    <style:style style:name="P13" style:family="paragraph" style:parent-style-name="Standard" style:list-style-name="L4">
      <style:text-properties officeooo:rsid="00165960" officeooo:paragraph-rsid="00165960"/>
    </style:style>
    <style:style style:name="P14" style:family="paragraph" style:parent-style-name="Standard" style:list-style-name="L4">
      <style:text-properties officeooo:rsid="0014cf5e" officeooo:paragraph-rsid="0014cf5e"/>
    </style:style>
    <style:style style:name="P15" style:family="paragraph" style:parent-style-name="Standard" style:list-style-name="L5">
      <style:text-properties officeooo:rsid="001831b5" officeooo:paragraph-rsid="001831b5"/>
    </style:style>
    <style:style style:name="P16" style:family="paragraph" style:parent-style-name="Standard" style:list-style-name="L6">
      <style:text-properties officeooo:rsid="001831b5" officeooo:paragraph-rsid="001831b5"/>
    </style:style>
    <style:style style:name="P17" style:family="paragraph" style:parent-style-name="Standard" style:list-style-name="L7">
      <style:text-properties officeooo:rsid="001831b5" officeooo:paragraph-rsid="001831b5"/>
    </style:style>
    <style:style style:name="P18" style:family="paragraph" style:parent-style-name="Standard" style:list-style-name="L7">
      <style:text-properties officeooo:rsid="00189509" officeooo:paragraph-rsid="00189509"/>
    </style:style>
    <style:style style:name="P19" style:family="paragraph" style:parent-style-name="Standard" style:list-style-name="L8">
      <style:paragraph-properties fo:text-align="start" style:justify-single-word="false"/>
      <style:text-properties officeooo:rsid="00189509" officeooo:paragraph-rsid="00189509"/>
    </style:style>
    <style:style style:name="P20" style:family="paragraph" style:parent-style-name="Standard" style:list-style-name="L9">
      <style:paragraph-properties fo:text-align="start" style:justify-single-word="false"/>
      <style:text-properties officeooo:rsid="00189509" officeooo:paragraph-rsid="00189509"/>
    </style:style>
    <style:style style:name="P21" style:family="paragraph" style:parent-style-name="Standard">
      <style:paragraph-properties fo:text-align="start" style:justify-single-word="false"/>
      <style:text-properties officeooo:rsid="0018c70f" officeooo:paragraph-rsid="0018c70f"/>
    </style:style>
    <style:style style:name="P22" style:family="paragraph" style:parent-style-name="Standard" style:list-style-name="L10">
      <style:paragraph-properties fo:text-align="start" style:justify-single-word="false"/>
      <style:text-properties officeooo:rsid="0018c70f" officeooo:paragraph-rsid="0018c70f"/>
    </style:style>
    <style:style style:name="P23" style:family="paragraph" style:parent-style-name="Standard" style:list-style-name="L11">
      <style:paragraph-properties fo:text-align="start" style:justify-single-word="false"/>
      <style:text-properties officeooo:rsid="0018c70f" officeooo:paragraph-rsid="0018c70f"/>
    </style:style>
    <style:style style:name="P24" style:family="paragraph" style:parent-style-name="Standard">
      <style:paragraph-properties fo:text-align="start" style:justify-single-word="false"/>
      <style:text-properties officeooo:rsid="0019e84d" officeooo:paragraph-rsid="0019e84d"/>
    </style:style>
    <style:style style:name="T1" style:family="text">
      <style:text-properties officeooo:rsid="0013aa2b"/>
    </style:style>
    <style:style style:name="T2" style:family="text">
      <style:text-properties officeooo:rsid="00183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ar programming and data structures</text:p>
      <text:p text:style-name="P1"/>
      <text:p text:style-name="P2">modular programming</text:p>
      <text:list xml:id="list5049347719596442459" text:style-name="L1">
        <text:list-item>
          <text:p text:style-name="P8">break up into parts</text:p>
        </text:list-item>
        <text:list-item>
          <text:p text:style-name="P8">modules can complete a task in their code</text:p>
        </text:list-item>
        <text:list-item>
          <text:p text:style-name="P8">handle complex program easier</text:p>
        </text:list-item>
        <text:list-item>
          <text:p text:style-name="P8">program combines the modules to make a whole</text:p>
        </text:list-item>
        <text:list-item>
          <text:p text:style-name="P8">modules composition</text:p>
          <text:list>
            <text:list-item>
              <text:p text:style-name="P8">interface (header file)</text:p>
            </text:list-item>
            <text:list-item>
              <text:p text:style-name="P8">implementation (the meat of the code)</text:p>
            </text:list-item>
          </text:list>
        </text:list-item>
        <text:list-item>
          <text:p text:style-name="P8">Data structures are used as modules <text:span text:style-name="T1">to efficiently use data</text:span></text:p>
        </text:list-item>
        <text:list-item>
          <text:p text:style-name="P10">a linked list is a linear collection of data elements, called nodes where each node points to the next node by means of a pointer</text:p>
        </text:list-item>
      </text:list>
      <text:p text:style-name="P2"/>
      <text:p text:style-name="P2">Data structures</text:p>
      <text:list xml:id="list8571075516717128775" text:style-name="L2">
        <text:list-item>
          <text:p text:style-name="P9">array</text:p>
        </text:list-item>
        <text:list-item>
          <text:p text:style-name="P9">struct</text:p>
        </text:list-item>
        <text:list-item>
          <text:p text:style-name="P9">union</text:p>
        </text:list-item>
        <text:list-item>
          <text:p text:style-name="P9">linked list</text:p>
          <text:list>
            <text:list-item>
              <text:p text:style-name="P9">an array that can grow in size</text:p>
            </text:list-item>
          </text:list>
        </text:list-item>
        <text:list-item>
          <text:p text:style-name="P9">set</text:p>
        </text:list-item>
        <text:list-item>
          <text:p text:style-name="P9">list</text:p>
        </text:list-item>
        <text:list-item>
          <text:p text:style-name="P9">class</text:p>
        </text:list-item>
        <text:list-item>
          <text:p text:style-name="P9">dynamic data structure</text:p>
          <text:list>
            <text:list-item>
              <text:p text:style-name="P9">are not the same as mallocing </text:p>
            </text:list-item>
          </text:list>
        </text:list-item>
      </text:list>
      <text:p text:style-name="P3">linked list</text:p>
      <text:list xml:id="list1654132331129728272" text:style-name="L3">
        <text:list-item>
          <text:p text:style-name="P12">advantages</text:p>
        </text:list-item>
      </text:list>
      <text:list xml:id="list1938440173144766340" text:style-name="L4">
        <text:list-item>
          <text:list>
            <text:list-item>
              <text:p text:style-name="P11">they can grow and shrink</text:p>
            </text:list-item>
            <text:list-item>
              <text:p text:style-name="P11">insertion and deletion are easily implimented</text:p>
            </text:list-item>
            <text:list-item>
              <text:p text:style-name="P11">can be reused for other linear data structures</text:p>
            </text:list-item>
            <text:list-item>
              <text:p text:style-name="P11">reduce access time, and may expand without unnecessary memory usage</text:p>
            </text:list-item>
          </text:list>
        </text:list-item>
        <text:list-item>
          <text:p text:style-name="P11">disadvantages</text:p>
          <text:list>
            <text:list-item>
              <text:p text:style-name="P11">use aditional memory, as each node requires a pointer</text:p>
            </text:list-item>
            <text:list-item>
              <text:p text:style-name="P11">nodes must be traveresd in order</text:p>
            </text:list-item>
            <text:list-item>
              <text:p text:style-name="P11">nodes are stored randomly in memory</text:p>
            </text:list-item>
            <text:list-item>
              <text:p text:style-name="P11">cant go backwards(unless double linked)</text:p>
            </text:list-item>
          </text:list>
        </text:list-item>
        <text:list-item>
          <text:p text:style-name="P14">nodes are the peices inside the list</text:p>
        </text:list-item>
        <text:list-item>
          <text:p text:style-name="P14">each node contains a field member</text:p>
        </text:list-item>
        <text:list-item>
          <text:p text:style-name="P13">(posted notes online)</text:p>
        </text:list-item>
        <text:list-item>
          <text:p text:style-name="P13">several types of linked lists</text:p>
        </text:list-item>
      </text:list>
      <text:p text:style-name="P4">Implementation</text:p>
      <text:p text:style-name="P4"><text:s/><text:tab/><text:span text:style-name="T2">list struct</text:span></text:p>
      <text:p text:style-name="P4"><text:tab/><text:span text:style-name="T2">struct intList{</text:span></text:p>
      <text:p text:style-name="P4"><text:tab/><text:tab/><text:span text:style-name="T2">int data;//data</text:span></text:p>
      <text:p text:style-name="P4"><text:tab/><text:tab/><text:span text:style-name="T2">struct intList* next;//the pointer to the next node</text:span></text:p>
      <text:p text:style-name="P4"><text:tab/><text:span text:style-name="T2">}</text:span></text:p>
      <text:list xml:id="list3036423002958101369" text:style-name="L5">
        <text:list-item>
          <text:p text:style-name="P15"><text:soft-page-break/>front of the list is the head, we only store this address</text:p>
        </text:list-item>
      </text:list>
      <text:p text:style-name="P5">the end of the list is the tail and the next is set to null</text:p>
      <text:p text:style-name="P5">adding elements to the front</text:p>
      <text:list xml:id="list4589184823057881088" text:style-name="L6">
        <text:list-item>
          <text:p text:style-name="P16">allocate memory for new node</text:p>
        </text:list-item>
        <text:list-item>
          <text:p text:style-name="P16">put the desired daa in the new node</text:p>
        </text:list-item>
        <text:list-item>
          <text:p text:style-name="P16">set the next pointer of the new element to point to the head of the list</text:p>
        </text:list-item>
        <text:list-item>
          <text:p text:style-name="P16">set the head of the list to point at the new node</text:p>
        </text:list-item>
      </text:list>
      <text:p text:style-name="P5">adding elements to the back</text:p>
      <text:list xml:id="list7976731843464474504" text:style-name="L7">
        <text:list-item>
          <text:p text:style-name="P17">allocate space for the new node</text:p>
        </text:list-item>
        <text:list-item>
          <text:p text:style-name="P17">put the desired data in the struct</text:p>
        </text:list-item>
        <text:list-item>
          <text:p text:style-name="P17">loop until the end of the list is found</text:p>
          <text:list>
            <text:list-item>
              <text:p text:style-name="P17">use a temp and when the next is null that is the last index</text:p>
            </text:list-item>
          </text:list>
        </text:list-item>
        <text:list-item>
          <text:p text:style-name="P17">change the null to the new adress</text:p>
        </text:list-item>
        <text:list-item>
          <text:p text:style-name="P18">and the new next is now null</text:p>
        </text:list-item>
      </text:list>
      <text:p text:style-name="P6">print all elements in the list</text:p>
      <text:p text:style-name="P6">remove elements from the front</text:p>
      <text:list xml:id="list6320878228336005991" text:style-name="L8">
        <text:list-item>
          <text:p text:style-name="P19">assign head to temp</text:p>
        </text:list-item>
        <text:list-item>
          <text:p text:style-name="P19">while temp is not null</text:p>
          <text:list>
            <text:list-item>
              <text:p text:style-name="P19">print temp</text:p>
            </text:list-item>
            <text:list-item>
              <text:p text:style-name="P19">temp=temp-&gt;next</text:p>
            </text:list-item>
          </text:list>
        </text:list-item>
        <text:list-item>
          <text:p text:style-name="P19">free temp</text:p>
        </text:list-item>
        <text:list-item>
          <text:p text:style-name="P19">return head so the caller can update their variable</text:p>
        </text:list-item>
      </text:list>
      <text:p text:style-name="P7">remove elements from the back</text:p>
      <text:list xml:id="list5867027770204207128" text:style-name="L9">
        <text:list-item>
          <text:p text:style-name="P20">temp =head</text:p>
        </text:list-item>
        <text:list-item>
          <text:p text:style-name="P20">while(temp-&gt;next)</text:p>
          <text:list>
            <text:list-item>
              <text:p text:style-name="P20">prev=temp</text:p>
            </text:list-item>
            <text:list-item>
              <text:p text:style-name="P20">temp=temp-&gt;next</text:p>
            </text:list-item>
          </text:list>
        </text:list-item>
        <text:list-item>
          <text:p text:style-name="P20">prev-&gt;next=null</text:p>
        </text:list-item>
        <text:list-item>
          <text:p text:style-name="P20">free(temp)</text:p>
        </text:list-item>
      </text:list>
      <text:p text:style-name="P21">free the list</text:p>
      <text:list xml:id="list42042608156358438" text:style-name="L10">
        <text:list-item>
          <text:p text:style-name="P22">while(head!=NULL)</text:p>
        </text:list-item>
        <text:list-item>
          <text:p text:style-name="P22">temp =head</text:p>
        </text:list-item>
        <text:list-item>
          <text:p text:style-name="P22">head = temp-&gt;next</text:p>
        </text:list-item>
        <text:list-item>
          <text:p text:style-name="P22">free the parts of the temp</text:p>
        </text:list-item>
        <text:list-item>
          <text:p text:style-name="P22">free temp</text:p>
        </text:list-item>
      </text:list>
      <text:p text:style-name="P21">find the length of the list</text:p>
      <text:list xml:id="list1235346263086188187" text:style-name="L11">
        <text:list-item>
          <text:p text:style-name="P23">while(head!=null)</text:p>
        </text:list-item>
        <text:list-item>
          <text:p text:style-name="P23">length++</text:p>
        </text:list-item>
        <text:list-item>
          <text:p text:style-name="P23">head=head-&gt;next</text:p>
        </text:list-item>
      </text:list>
      <text:p text:style-name="P24">add sorted</text:p>
      <text:p text:style-name="P24">- adds elements to the list in a sorted order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4:31:06.845364898</meta:creation-date>
    <dc:date>2016-03-11T14:47:28.449402880</dc:date>
    <meta:editing-duration>PT41M</meta:editing-duration>
    <meta:editing-cycles>8</meta:editing-cycles>
    <meta:generator>LibreOffice/5.0.5.2$Linux_X86_64 LibreOffice_project/00m0$Build-2</meta:generator>
    <meta:document-statistic meta:table-count="0" meta:image-count="0" meta:object-count="0" meta:page-count="2" meta:paragraph-count="84" meta:word-count="475" meta:character-count="2351" meta:non-whitespace-character-count="2015"/>
  </office:meta>
</office:document-meta>
</file>